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272in" svg:height="3.5453in" svg:x="1.6803in" svg:y="0.0728in">
            <draw:object draw:notify-on-update-of-ranges="Sheet1.A1:Sheet1.A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8.806" calcext:value-type="float">
            <text:p>-68.806</text:p>
          </table:table-cell>
        </table:table-row>
        <table:table-row table:style-name="ro1">
          <table:table-cell office:value-type="float" office:value="-67.6238" calcext:value-type="float">
            <text:p>-67.6238</text:p>
          </table:table-cell>
        </table:table-row>
        <table:table-row table:style-name="ro1">
          <table:table-cell office:value-type="float" office:value="-66.4535" calcext:value-type="float">
            <text:p>-66.4535</text:p>
          </table:table-cell>
        </table:table-row>
        <table:table-row table:style-name="ro1">
          <table:table-cell office:value-type="float" office:value="-65.2947" calcext:value-type="float">
            <text:p>-65.2947</text:p>
          </table:table-cell>
        </table:table-row>
        <table:table-row table:style-name="ro1">
          <table:table-cell office:value-type="float" office:value="-64.1475" calcext:value-type="float">
            <text:p>-64.1475</text:p>
          </table:table-cell>
        </table:table-row>
        <table:table-row table:style-name="ro1">
          <table:table-cell office:value-type="float" office:value="-63.0117" calcext:value-type="float">
            <text:p>-63.0117</text:p>
          </table:table-cell>
        </table:table-row>
        <table:table-row table:style-name="ro1">
          <table:table-cell office:value-type="float" office:value="-61.8873" calcext:value-type="float">
            <text:p>-61.8873</text:p>
          </table:table-cell>
        </table:table-row>
        <table:table-row table:style-name="ro1">
          <table:table-cell office:value-type="float" office:value="-60.774" calcext:value-type="float">
            <text:p>-60.774</text:p>
          </table:table-cell>
        </table:table-row>
        <table:table-row table:style-name="ro1">
          <table:table-cell office:value-type="float" office:value="-59.6717" calcext:value-type="float">
            <text:p>-59.6717</text:p>
          </table:table-cell>
        </table:table-row>
        <table:table-row table:style-name="ro1">
          <table:table-cell office:value-type="float" office:value="-58.5805" calcext:value-type="float">
            <text:p>-58.5805</text:p>
          </table:table-cell>
        </table:table-row>
        <table:table-row table:style-name="ro1">
          <table:table-cell office:value-type="float" office:value="-57.5001" calcext:value-type="float">
            <text:p>-57.5001</text:p>
          </table:table-cell>
        </table:table-row>
        <table:table-row table:style-name="ro1">
          <table:table-cell office:value-type="float" office:value="-56.4305" calcext:value-type="float">
            <text:p>-56.4305</text:p>
          </table:table-cell>
        </table:table-row>
        <table:table-row table:style-name="ro1">
          <table:table-cell office:value-type="float" office:value="-55.3715" calcext:value-type="float">
            <text:p>-55.3715</text:p>
          </table:table-cell>
        </table:table-row>
        <table:table-row table:style-name="ro1">
          <table:table-cell office:value-type="float" office:value="-54.323" calcext:value-type="float">
            <text:p>-54.32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7:16:08.988301768</meta:creation-date>
    <dc:date>2017-10-03T18:30:59.024611128</dc:date>
    <meta:editing-duration>PT14M19S</meta:editing-duration>
    <meta:editing-cycles>1</meta:editing-cycles>
    <meta:document-statistic meta:table-count="1" meta:cell-count="100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47cm" svg:height="9.006cm" xlink:href=".." xlink:type="simple" chart:class="chart:line" chart:style-name="ch1">
        <chart:legend chart:legend-position="end" svg:x="22.644cm" svg:y="4.204cm" style:legend-expansion="high" chart:style-name="ch2"/>
        <chart:plot-area chart:style-name="ch3" table:cell-range-address="Sheet1.A1:Sheet1.A101" svg:x="0.509cm" svg:y="0.18cm" svg:width="21.626cm" svg:height="8.646cm">
          <chartooo:coordinate-region svg:x="1.236cm" svg:y="0.379cm" svg:width="20.89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01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8.806">
                <text:p>-68.806</text:p>
                <draw:g>
                  <svg:desc>Sheet1.A1:Sheet1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7.6238">
                <text:p>-67.6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6.4535">
                <text:p>-66.4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5.2947">
                <text:p>-65.2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4.1475">
                <text:p>-64.1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0117">
                <text:p>-63.0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1.8873">
                <text:p>-61.8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0.774">
                <text:p>-60.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9.6717">
                <text:p>-59.6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8.5805">
                <text:p>-58.5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7.5001">
                <text:p>-57.5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6.4305">
                <text:p>-56.4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5.3715">
                <text:p>-55.3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4.323">
                <text:p>-54.3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8.806">
                <text:p>-68.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7.6238">
                <text:p>-67.6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6.4535">
                <text:p>-66.45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5.2947">
                <text:p>-65.29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4.1475">
                <text:p>-64.1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0117">
                <text:p>-63.0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.8873">
                <text:p>-61.88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.774">
                <text:p>-60.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.6717">
                <text:p>-59.6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.5805">
                <text:p>-58.58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.5001">
                <text:p>-57.5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.4305">
                <text:p>-56.4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.3715">
                <text:p>-55.3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.323">
                <text:p>-54.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8.806">
                <text:p>-68.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7.6238">
                <text:p>-67.62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6.4535">
                <text:p>-66.45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5.2947">
                <text:p>-65.2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4.1475">
                <text:p>-64.1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0117">
                <text:p>-63.0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1.8873">
                <text:p>-61.88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0.774">
                <text:p>-60.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9.6717">
                <text:p>-59.67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8.5805">
                <text:p>-58.5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7.5001">
                <text:p>-57.5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6.4305">
                <text:p>-56.4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5.3715">
                <text:p>-55.3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4.323">
                <text:p>-54.3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0">
                <text:p>-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